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
      <text:p text:style-name="Text_20_body">Jesus answered, “Did I not tell you that you would see God’s power if you believe in me?” So they rolled the stone away.</text:p>
      <text:h text:style-name="Heading_20_9" text:outline-level="9">37-09</text:h>
      <text:p text:style-name="First_20_paragraph"/>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31Z</meta:creation-date>
    <dc:date>2023-05-24T11:34:31Z</dc:date>
  </office:meta>
</office:document-meta>
</file>